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794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0.855cm" fo:break-before="auto" style:use-optimal-row-height="true"/>
    </style:style>
    <style:style style:name="ro4" style:family="table-row">
      <style:table-row-properties style:row-height="1.24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row table:style-name="ro1" table:number-rows-repeated="3">
          <table:table-cell table:style-name="Default"/>
        </table:table-row>
        <table:table-row table:style-name="ro2">
          <table:table-cell office:value-type="string" calcext:value-type="string">
            <text:p>Motivation: to be specified.</text:p>
          </table:table-cell>
        </table:table-row>
        <table:table-row table:style-name="ro2">
          <table:table-cell office:value-type="string" calcext:value-type="string">
            <text:p>Possible readings:</text:p>
          </table:table-cell>
        </table:table-row>
        <table:table-row table:style-name="ro3">
          <table:table-cell office:value-type="string" calcext:value-type="string">
            <text:p>· <text:s text:c="2"/>P. Kanerva. Large Patterns Make Great Symbols: An example of Learning from Example. International Workshop on Hybrid Neural Systems. 2000. </text:p>
          </table:table-cell>
        </table:table-row>
        <table:table-row table:style-name="ro3">
          <table:table-cell office:value-type="string" calcext:value-type="string">
            <text:p>· <text:s text:c="2"/>D. A. Rachkovskij. Representation and Processing of Structures with Binary Sparse Distributed Codes. IEEE Transactions on Knowledge and Data Engineering. 2001.</text:p>
          </table:table-cell>
        </table:table-row>
        <table:table-row table:style-name="ro3">
          <table:table-cell office:value-type="string" calcext:value-type="string">
            <text:p>· <text:s text:c="2"/>T. A. Plate. Holographic Reduced Representations: Distributed Representation for Cognitive Structures. Stanford: Center for the Study of Language and Information (CSLI). 2003. </text:p>
          </table:table-cell>
        </table:table-row>
        <table:table-row table:style-name="ro3">
          <table:table-cell office:value-type="string" calcext:value-type="string">
            <text:p>· <text:s text:c="2"/>D. A. Rachkovskij. Some Approaches to Analogical Mapping with Structure Sensitive Distributed Representations. Journal of Experimental and Theoretical Artificial Intelligence. 2004.</text:p>
          </table:table-cell>
        </table:table-row>
        <table:table-row table:style-name="ro4">
          <table:table-cell office:value-type="string" calcext:value-type="string">
            <text:p>· <text:s text:c="2"/>R. W. Gayler and S. D. Levy. A Distributed Basis for Analogical Mapping: New frontiers in Analogy Research. New frontiers in Analogy Research, Second International Conference on the Analogy (ANALOGY). 2009.</text:p>
          </table:table-cell>
        </table:table-row>
        <table:table-row table:style-name="ro4">
          <table:table-cell office:value-type="string" calcext:value-type="string">
            <text:p>· <text:s text:c="2"/>P. Kanerva. What We Mean When We Say ''What's the Dollar of Mexico?'': Prototypes and Mapping in Concept Space. AAAI Fall Symposium. Quantum Informatics for Cognitive, Social, and Semantic Processes. 2010. </text:p>
          </table:table-cell>
        </table:table-row>
        <table:table-row table:style-name="ro3">
          <table:table-cell office:value-type="string" calcext:value-type="string">
            <text:p>· <text:s text:c="2"/>D. A. Rachkovskij and S. V. Slipchenko. Similarity-based Retrieval with Structure-Sensitive Sparse Binary Distributed Representations. Computational Intelligence. 2012.</text:p>
          </table:table-cell>
        </table:table-row>
        <table:table-row table:style-name="ro4">
          <table:table-cell office:value-type="string" calcext:value-type="string">
            <text:p>· <text:s text:c="2"/>B. Emruli and R. W. Gayler and F. Sandin. Analogical Mapping and Inference with Binary Spatter Codes and Sparse Distributed Memory. International Joint Conference on Neural Networks (IJCNN). 2013.</text:p>
          </table:table-cell>
        </table:table-row>
        <table:table-row table:style-name="ro3">
          <table:table-cell office:value-type="string" calcext:value-type="string">
            <text:p>· <text:s text:c="2"/>D. Rasmussen and C. Eliasmith. A Spiking Neural Model Applied to the Study of Human Performance and Cognitive Decline on Raven's Advanced Progressive Matrices. Intelligence. 2014.</text:p>
          </table:table-cell>
        </table:table-row>
        <table:table-row table:style-name="ro4">
          <table:table-cell office:value-type="string" calcext:value-type="string">
            <text:p>· <text:s text:c="2"/>D. Kleyko and E. Osipov and R. W. Gayler and A. I. Khan and A. G. Dyer. Imitation of Honey Bees' Concept Learning Processes using Vector Symbolic Architectures. Biologically Inspired Cognitive Architectures. 2015.</text:p>
          </table:table-cell>
        </table:table-row>
        <table:table-row table:style-name="ro3">
          <table:table-cell office:value-type="string" calcext:value-type="string">
            <text:p>· <text:s text:c="2"/>S. D. Levy and R. W. Gayler. Vector Symbolic Architectures: A New Building Material for Artificial General Intelligence. Artificial General Intelligence (AGI). 2008.</text:p>
          </table:table-cell>
        </table:table-row>
        <table:table-row table:style-name="ro4">
          <table:table-cell office:value-type="string" calcext:value-type="string">
            <text:p>· <text:s text:c="2"/>D. A. Rachkovskij and E. M. Kussul and T. N. Baidyk. Building a World Model with Structure-sensitive Sparse Binary Distributed Representations. Biologically Inspired Cognitive Architectures. 2013.</text:p>
          </table:table-cell>
        </table:table-row>
        <table:table-row table:style-name="ro3">
          <table:table-cell office:value-type="string" calcext:value-type="string">
            <text:p>· <text:s text:c="2"/>C. Eliasmith. How to Build a Brain: A Neural Architecture for Biological Cognition. Oxford University Press. 2013.</text:p>
          </table:table-cell>
        </table:table-row>
        <table:table-row table:style-name="ro2">
          <table:table-cell office:value-type="string" calcext:value-type="string">
            <text:p>· <text:s text:c="2"/>Add NTM paper</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9T14:26:49.442819829</meta:creation-date>
    <dc:date>2021-09-19T15:22:22.709124331</dc:date>
    <meta:editing-duration>PT41M20S</meta:editing-duration>
    <meta:editing-cycles>1</meta:editing-cycles>
    <meta:document-statistic meta:table-count="1" meta:cell-count="16" meta:object-count="0"/>
    <meta:generator>LibreOffice/7.1.5.2$Linux_X86_64 LibreOffice_project/10$Build-2</meta:generator>
    <meta:user-defined meta:name=""/>
  </office:meta>
</office:document-meta>
</file>